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color="#ff950e"/>
    </style:style>
    <style:style style:name="T5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teki Bootstrap</text:p>
      <text:p text:style-name="P3"/>
      <text:p text:style-name="P3">1. W panelu admina podepniemy te same bilblioteki, które zostały podłączone na stronie frontend:</text:p>
      <text:p text:style-name="P3">Dodajemy dodatkowego css-a: <text:span text:style-name="T2">dashboard</text:span><text:span text:style-name="T1">.css</text:span></text:p>
      <text:p text:style-name="P3"/>
      <text:p text:style-name="P1">web/bundles/blog/assets</text:p>
      <text:p text:style-name="P1">web/bundles/blog/css/bootstrap.css</text:p>
      <text:p text:style-name="P1">web/bundles/blog/css/bootstrap.min.css</text:p>
      <text:p text:style-name="P3">web/bundles/applicationshop/css/<text:span text:style-name="T2">dashboard</text:span><text:span text:style-name="T1">.css </text:span><text:span text:style-name="T4">&lt;- dodanie styli projektu</text:span></text:p>
      <text:p text:style-name="P1">web/bundles/blog/dist</text:p>
      <text:p text:style-name="P1">web/bundles/blog/fonts</text:p>
      <text:p text:style-name="P1">web/bundles/blog/images</text:p>
      <text:p text:style-name="P1">web/bundles/blog/js/bootstrap.js</text:p>
      <text:p text:style-name="P1">web/bundles/blog/js/bootstrap.min.js</text:p>
      <text:p text:style-name="P1">web/bundles/blog/js/npm.js</text:p>
      <text:p text:style-name="P5"/>
      <text:p text:style-name="P1">web/bundles/applicationshop/images <text:span text:style-name="T4">&lt;- dodanie obrazków</text:span></text:p>
      <text:p text:style-name="P5"/>
      <text:p text:style-name="P1">Dodanie font-awesome:</text:p>
      <text:p text:style-name="P1">web/bundles/blog/css/font-awesome.css</text:p>
      <text:p text:style-name="P1">web/bundles/blog/css/font-awesome.min.css</text:p>
      <text:p text:style-name="P1"/>
      <text:p text:style-name="P1">Fonty:</text:p>
      <text:p text:style-name="P1">web/bundles/applicationshop/fonts</text:p>
      <text:p text:style-name="P1"/>
      <text:p text:style-name="P1"/>
      <text:p text:style-name="P1">2. Tworzymy szablon <text:span text:style-name="T3">base.html.twig</text:span> do którego podpinamy bilblioteki bootstrap oraz font-awesome.</text:p>
      <text:p text:style-name="P1">#src/BlogAdminBundle/Resources/views/<text:span text:style-name="T3">base.html.twig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meta name="robots" content="noindex,nofollow" /&gt;</text:p>
      <text:p text:style-name="P1"><text:s text:c="8"/>&lt;meta name="viewport" content="width=device-width, initial-scale=1"&gt;</text:p>
      <text:p text:style-name="P1"><text:s text:c="8"/>&lt;meta name="description" content=""&gt;</text:p>
      <text:p text:style-name="P1"><text:s text:c="8"/>&lt;meta name="author" content=""&gt;</text:p>
      <text:p text:style-name="P1"><text:s text:c="8"/>&lt;link rel="icon" type="image/x-icon" href="{{ asset('xfavicon.ico') }}" /&gt;</text:p>
      <text:p text:style-name="P1"><text:s text:c="8"/></text:p>
      <text:p text:style-name="P1"><text:s text:c="8"/>&lt;title&gt;{% block title %}Welcome!{% endblock %}&lt;/title&gt;</text:p>
      <text:p text:style-name="P1"><text:s text:c="8"/></text:p>
      <text:p text:style-name="P1"/>
      <text:p text:style-name="P1"><text:s text:c="8"/>&lt;link href="{{ asset('bundles/blog/css/bootstrap.css') }}" rel="stylesheet" type="text/css" media="all" /&gt; <text:s text:c="7"/></text:p>
      <text:p text:style-name="P1"><text:s text:c="8"/></text:p>
      <text:p text:style-name="P1"><text:s text:c="8"/>&lt;!-- IE10 viewport hack for Surface/desktop Windows 8 bug --&gt;</text:p>
      <text:p text:style-name="P1"><text:s text:c="8"/>&lt;link href="{{ asset('bundles/blog/assets/css/ie10-viewport-bug-workaround.css') }}" rel="stylesheet"&gt;</text:p>
      <text:p text:style-name="P1"/>
      <text:p text:style-name="P1"><text:s text:c="8"/>&lt;!-- Just for debugging purposes. Don't actually copy these 2 lines! --&gt;</text:p>
      <text:p text:style-name="P1"><text:s text:c="8"/>&lt;!--[if lt IE 9]&gt;&lt;script src="{{ asset('bundles/blog/assets/js/ie8-responsive-file-warning.js') }}"&gt;&lt;/script&gt;&lt;![endif]--&gt;</text:p>
      <text:p text:style-name="P1"><text:s text:c="8"/>&lt;script src="{{ asset('bundles/blog/assets/js/ie-emulation-modes-warning.js') }}"&gt;&lt;/script&gt;</text:p>
      <text:p text:style-name="P1"/>
      <text:p text:style-name="P1"><text:s text:c="8"/>&lt;!-- HTML5 shim and Respond.js for IE8 support of HTML5 elements and media queries --&gt;</text:p>
      <text:p text:style-name="P1"><text:s text:c="8"/>&lt;!--[if lt IE 9]&gt;</text:p>
      <text:p text:style-name="P1"><text:s text:c="10"/>&lt;script src="https://oss.maxcdn.com/html5shiv/3.7.2/html5shiv.min.js"&gt;&lt;/script&gt;</text:p>
      <text:p text:style-name="P1"><text:s text:c="10"/>&lt;script src="https://oss.maxcdn.com/respond/1.4.2/respond.min.js"&gt;&lt;/script&gt;</text:p>
      <text:p text:style-name="P1"><text:s text:c="8"/>&lt;![endif]--&gt;</text:p>
      <text:p text:style-name="P1"/>
      <text:p text:style-name="P1"><text:s text:c="8"/>&lt;link href="{{ asset('bundles/blog/css/font-awesome.css') }}" rel="stylesheet" type="text/css" media="all" /&gt;</text:p>
      <text:p text:style-name="P1"><text:s text:c="8"/></text:p>
      <text:p text:style-name="P1"><text:s text:c="8"/>&lt;link href="{{ asset('bundles/blog/css/dashboard.css') }}" rel="stylesheet" type="text/css" media="all" /&gt;</text:p>
      <text:p text:style-name="P1"><text:soft-page-break/><text:s text:c="8"/></text:p>
      <text:p text:style-name="P1"><text:s text:c="8"/>{% block stylesheets %}{% endblock %}</text:p>
      <text:p text:style-name="P1"><text:s text:c="8"/></text:p>
      <text:p text:style-name="P1"><text:s text:c="4"/>&lt;/head&gt;</text:p>
      <text:p text:style-name="P1"><text:s text:c="4"/>&lt;body&gt;</text:p>
      <text:p text:style-name="P1"><text:s text:c="8"/>&lt;div id="wrapper"&gt;</text:p>
      <text:p text:style-name="P1"><text:s text:c="12"/>{% block navigation %}</text:p>
      <text:p text:style-name="P1"><text:s text:c="12"/>&lt;!-- Navigation --&gt;</text:p>
      <text:p text:style-name="P1"><text:s text:c="12"/>&lt;nav class="navbar navbar-inverse navbar-fixed-top" role="navigation"&gt;</text:p>
      <text:p text:style-name="P1"><text:s text:c="16"/>&lt;div class="container-fluid"&gt;</text:p>
      <text:p text:style-name="P1"/>
      <text:p text:style-name="P1"><text:s text:c="20"/>&lt;div class="navbar-header"&gt;</text:p>
      <text:p text:style-name="P1"><text:s text:c="24"/>&lt;button type="button" class="navbar-toggle" data-toggle="collapse" data-target=".navbar-ex1-collapse"&gt;</text:p>
      <text:p text:style-name="P1"><text:s text:c="28"/>&lt;span class="sr-only"&gt;Toggle navigation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4"/>&lt;/button&gt;</text:p>
      <text:p text:style-name="P1"><text:s text:c="24"/>&lt;a class="navbar-brand" href="{{ path('blog_admin_homepage') }}"&gt;Blog Admin&lt;/a&gt;</text:p>
      <text:p text:style-name="P1"><text:s text:c="20"/>&lt;/div&gt;</text:p>
      <text:p text:style-name="P1"/>
      <text:p text:style-name="P1"><text:s text:c="20"/>&lt;div class="navbar-collapse xcollapse"&gt;</text:p>
      <text:p text:style-name="P1"><text:s text:c="24"/>&lt;ul class="nav user-nav navbar-right"&gt;</text:p>
      <text:p text:style-name="P1"><text:s text:c="28"/>&lt;li class="dropdown"&gt;</text:p>
      <text:p text:style-name="P1"><text:s text:c="32"/>&lt;a href="#" class="dropdown-toggle" data-toggle="dropdown"&gt;&lt;i class="fa fa-bell"&gt;&lt;/i&gt; &lt;span class="caret"&gt;&lt;/span&gt;&lt;/a&gt;</text:p>
      <text:p text:style-name="P1"><text:s text:c="32"/>&lt;ul class="dropdown-menu dropdown-alerts"&gt;</text:p>
      <text:p text:style-name="P1"><text:s text:c="36"/>&lt;li&gt;</text:p>
      <text:p text:style-name="P1"><text:s text:c="40"/>&lt;a href="#"&gt;&lt;i class="fa fa-comment fa-fw"&gt;&lt;/i&gt; New Comm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witter fa-fw"&gt;&lt;/i&gt; 3 New Followers &lt;span class="text-muted small"&gt;1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envelope fa-fw"&gt;&lt;/i&gt; Message S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asks fa-fw"&gt;&lt;/i&gt; New Task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upload fa-fw"&gt;&lt;/i&gt; Server Rebooted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 class="text-center"&gt;&lt;a href="#"&gt;Read All Alert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envelope"&gt;&lt;/i&gt; &lt;span class="caret"&gt;&lt;/span&gt;&lt;/a&gt;</text:p>
      <text:p text:style-name="P1"><text:s text:c="32"/>&lt;ul class="dropdown-menu dropdown-messages"&gt;</text:p>
      <text:p text:style-name="P1"><text:s text:c="32"/>&lt;li&gt;</text:p>
      <text:p text:style-name="P1"><text:s text:c="36"/>&lt;a href="#"&gt;</text:p>
      <text:p text:style-name="P1"><text:soft-page-break/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6"/>&lt;li class="divider"&gt;&lt;/li&gt;</text:p>
      <text:p text:style-name="P1"><text:s text:c="36"/>&lt;li class="text-center"&gt;&lt;a href="#"&gt;Read All New Message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user"&gt;&lt;/i&gt; John Smith &lt;b class="caret"&gt;&lt;/b&gt;&lt;/a&gt;</text:p>
      <text:p text:style-name="P1"><text:s text:c="32"/>&lt;ul class="dropdown-menu"&gt;</text:p>
      <text:p text:style-name="P1"><text:s text:c="36"/>&lt;li&gt;</text:p>
      <text:p text:style-name="P1"><text:s text:c="40"/>&lt;a href="#"&gt;&lt;i class="fa fa-fw fa-user"&gt;&lt;/i&gt; Profile&lt;/a&gt;</text:p>
      <text:p text:style-name="P1"><text:s text:c="36"/>&lt;/li&gt;</text:p>
      <text:p text:style-name="P1"><text:s text:c="36"/>&lt;li&gt;</text:p>
      <text:p text:style-name="P1"><text:s text:c="40"/>&lt;a href="#"&gt;&lt;i class="fa fa-fw fa-envelope"&gt;&lt;/i&gt; Inbox&lt;/a&gt;</text:p>
      <text:p text:style-name="P1"><text:s text:c="36"/>&lt;/li&gt;</text:p>
      <text:p text:style-name="P1"><text:s text:c="36"/>&lt;li&gt;</text:p>
      <text:p text:style-name="P1"><text:s text:c="40"/>&lt;a href="#"&gt;&lt;i class="fa fa-fw fa-gear"&gt;&lt;/i&gt; Settings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fw fa-power-off"&gt;&lt;/i&gt; Log Out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 <text:s text:c="3"/></text:p>
      <text:p text:style-name="P1"><text:s text:c="16"/>&lt;div class="sidebar"&gt;</text:p>
      <text:p text:style-name="P1"><text:s text:c="20"/>&lt;div class="collapse navbar-collapse navbar-ex1-collapse"&gt;</text:p>
      <text:p text:style-name="P1"><text:s text:c="24"/>&lt;ul class="nav sidebar-nav"&gt;</text:p>
      <text:p text:style-name="P1"><text:soft-page-break/><text:s text:c="28"/>&lt;li class="{{ app.request.get('_route') == 'blog_admin_homepage' ? 'active' : '' }}"&gt;</text:p>
      <text:p text:style-name="P1"><text:s text:c="32"/>&lt;a href="{{ path('blog_admin_homepage') }}"&gt;&lt;i class="fa fa-fw fa-dashboard"&gt;&lt;/i&gt; Dashboard&lt;/a&gt;</text:p>
      <text:p text:style-name="P1"><text:s text:c="28"/>&lt;/li&gt;</text:p>
      <text:p text:style-name="P1"><text:s text:c="28"/>&lt;li class="{{ app.request.get('_route') == 'admin_post' ? 'active' : '' }}"&gt;</text:p>
      <text:p text:style-name="P1"><text:s text:c="32"/>&lt;a href="{{ path('admin_post') }}"&gt;&lt;i class="fa fa-fw fa-table"&gt;&lt;/i&gt; Posts&lt;/a&gt;</text:p>
      <text:p text:style-name="P1"><text:s text:c="28"/>&lt;/li&gt;</text:p>
      <text:p text:style-name="P1"><text:s text:c="28"/>&lt;li&gt;</text:p>
      <text:p text:style-name="P1"><text:s text:c="32"/>&lt;a href="javascript:;" data-toggle="collapse" data-target="#demo"&gt;&lt;i class="fa fa-fw fa-arrows-v"&gt;&lt;/i&gt; Dropdown &lt;i class="fa fa-fw fa-caret-down"&gt;&lt;/i&gt;&lt;/a&gt;</text:p>
      <text:p text:style-name="P1"><text:s text:c="32"/>&lt;ul id="demo" class="nav collapse"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8"/>&lt;li&gt;</text:p>
      <text:p text:style-name="P1"><text:s text:c="32"/>&lt;a href="#"&gt;&lt;i class="fa fa-fw fa-file"&gt;&lt;/i&gt; Blank Page&lt;/a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2"/>&lt;/nav&gt;</text:p>
      <text:p text:style-name="P1"><text:s text:c="12"/>{% endblock %}</text:p>
      <text:p text:style-name="P1"/>
      <text:p text:style-name="P1"><text:s text:c="12"/>{% for flashMessage in app.session.flashbag.get('notice') %}</text:p>
      <text:p text:style-name="P1"><text:s text:c="12"/>&lt;div class="flash-notice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/>
      <text:p text:style-name="P1"><text:s text:c="12"/>{% for flashMessage in app.session.flashbag.get('error') %}</text:p>
      <text:p text:style-name="P1"><text:s text:c="12"/>&lt;div class="flash-error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><text:s text:c="12"/></text:p>
      <text:p text:style-name="P1"><text:s text:c="12"/>&lt;div id="page-wrapper"&gt;</text:p>
      <text:p text:style-name="P1"><text:s text:c="12"/>{% block body %}</text:p>
      <text:p text:style-name="P1"/>
      <text:p text:style-name="P1"><text:s text:c="12"/>{% endblock %}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8"/>&lt;!-- Bootstrap core JavaScript</text:p>
      <text:p text:style-name="P1"><text:s text:c="8"/>================================================== --&gt;</text:p>
      <text:p text:style-name="P1"><text:s text:c="8"/>&lt;!-- Placed at the end of the document so the pages load faster --&gt;</text:p>
      <text:p text:style-name="P1"><text:s text:c="8"/>&lt;script src="https://ajax.googleapis.com/ajax/libs/jquery/1.11.3/jquery.min.js"&gt;&lt;/script&gt;</text:p>
      <text:p text:style-name="P1"><text:s text:c="8"/>&lt;script&gt;window.jQuery || document.write('&lt;script src="{{ asset('bundles/blog/assets/js/vendor/jquery.min.js') }}"&gt;&lt;\/script&gt;')&lt;/script&gt;</text:p>
      <text:p text:style-name="P1"><text:s text:c="8"/>&lt;script src="{{ asset('bundles/blog/dist/js/bootstrap.min.js') }}"&gt;&lt;/script&gt;</text:p>
      <text:p text:style-name="P1"><text:s text:c="8"/>&lt;!-- Just to make our placeholder images work. Don't actually copy the next line! --&gt;</text:p>
      <text:p text:style-name="P1"><text:s text:c="8"/>&lt;script src="{{ asset('bundles/blog/assets/js/vendor/holder.min.js') }}"&gt;&lt;/script&gt;</text:p>
      <text:p text:style-name="P1"><text:s text:c="8"/>&lt;!-- IE10 viewport hack for Surface/desktop Windows 8 bug --&gt;</text:p>
      <text:p text:style-name="P1"><text:s text:c="8"/>&lt;script src="{{ asset('bundles/blog/assets/js/ie10-viewport-bug-workaround.js') }}"&gt;&lt;/script&gt;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2"><text:soft-page-break/>Szablon strony głównej post-ów</text:p>
      <text:p text:style-name="P1"/>
      <text:p text:style-name="P1">1. //src/BlogAdminBundle/Resources/views/Post/<text:span text:style-name="T5">index.html.twig</text:span></text:p>
      <text:p text:style-name="P1"/>
      <text:p text:style-name="P1">{% extends 'BlogAdminBundle::base.html.twig' %}</text:p>
      <text:p text:style-name="P1"/>
      <text:p text:style-name="P1">{% block title %}Posts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Post list&lt;/h1&gt;</text:p>
      <text:p text:style-name="P1"/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Title&lt;/th&gt;</text:p>
      <text:p text:style-name="P1"><text:s text:c="28"/>&lt;th&gt;Author email&lt;/th&gt;</text:p>
      <text:p text:style-name="P1"><text:s text:c="28"/>&lt;th&gt;Status post&lt;/th&gt;</text:p>
      <text:p text:style-name="P1"><text:s text:c="28"/>&lt;th&gt;Views post&lt;/th&gt;</text:p>
      <text:p text:style-name="P1"><text:s text:c="28"/>&lt;th&gt;Published at&lt;/th&gt;</text:p>
      <text:p text:style-name="P1"><text:s text:c="28"/>&lt;th&gt;Updated at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key, entity in entities %}</text:p>
      <text:p text:style-name="P1"><text:s text:c="24"/>&lt;tr class="{{ cycle(['odd', 'even'], key) }}"&gt;</text:p>
      <text:p text:style-name="P1"><text:s text:c="28"/>&lt;td style="width: 50%"&gt;</text:p>
      <text:p text:style-name="P1"><text:s text:c="32"/>&lt;h5&gt;&lt;a href="{{ path('admin_post_show', { 'id': entity.id }) }}"&gt;{{ entity.title|raw }}&lt;/a&gt;&lt;/h5&gt;</text:p>
      <text:p text:style-name="P1"><text:s text:c="32"/>{{ entity.excerpt|raw|slice(0, 300) }}</text:p>
      <text:p text:style-name="P1"><text:s text:c="32"/>{{ entity.excerpt|length &gt; 300 ? '[...]' : ''}}</text:p>
      <text:p text:style-name="P1"><text:s text:c="32"/>{#{{ entity.excerpt|length &gt; 300 ? entity.excerpt|raw|slice(0,300) ~ '[...]' : entity.excerpt|raw }}#}</text:p>
      <text:p text:style-name="P1"><text:s text:c="32"/>&lt;hr/&gt;</text:p>
      <text:p text:style-name="P1"><text:s text:c="32"/>&lt;p&gt;Actions:</text:p>
      <text:p text:style-name="P1"><text:s text:c="32"/>&lt;a class="btn btn-primary btn-xs" href="{{ path('admin_post_show', { 'id': entity.id }) }}"&gt;&lt;i class="fa fa-fw fa-file-text-o"&gt;&lt;/i&gt; show&lt;/a&gt;</text:p>
      <text:p text:style-name="P1"><text:s text:c="32"/>&lt;a class="btn btn-primary btn-xs" href="{{ path('admin_post_edit', { 'id': entity.id }) }}"&gt;&lt;i class="fa fa-fw fa-pencil"&gt;&lt;/i&gt; edit&lt;/a&gt;</text:p>
      <text:p text:style-name="P5"><text:s text:c="32"/>&lt;a class="btn btn-danger btn-xs" href="{{ path('admin_post_remove', { 'id': entity.id }) }}" onclick="if(!confirm('{% trans %}Are you sure?{% endtrans %}')) { return false; }"&gt;&lt;i class="fa fa-fw fa-close"&gt;&lt;/i&gt;delete&lt;/a&gt;</text:p>
      <text:p text:style-name="P5"><text:s text:c="32"/>{% if entity.showcomment %}</text:p>
      <text:p text:style-name="P5"><text:s text:c="36"/>&lt;a class="btn btn-success btn-xs" href="{{ path('admin_post_showcomment', { 'id': entity.id }) }}"&gt;&lt;i class="fa fa-fw fa-check"&gt;&lt;/i&gt; show comment&lt;/a&gt;</text:p>
      <text:p text:style-name="P5"><text:tab/><text:tab/> <text:s text:c="15"/>{% else %}</text:p>
      <text:p text:style-name="P5"><text:s text:c="36"/>&lt;a class="btn btn-danger btn-xs" href="{{ path('admin_post_showcomment', { 'id': entity.id }) }}"&gt;&lt;i class="fa fa-fw fa-close"&gt;&lt;/i&gt; show comment&lt;/a&gt;</text:p>
      <text:p text:style-name="P5"><text:tab/><text:tab/> <text:s text:c="15"/>{% endif %}</text:p>
      <text:p text:style-name="P5"><text:s text:c="32"/>{% if entity.enablecomment %}</text:p>
      <text:p text:style-name="P5"><text:s text:c="36"/>&lt;a class="btn btn-success btn-xs" href="{{ path('admin_post_enablecomment', { 'id': entity.id }) }}"&gt;&lt;i class="fa fa-fw fa-check"&gt;&lt;/i&gt; enable comment&lt;/a&gt;</text:p>
      <text:p text:style-name="P5"><text:tab/><text:tab/> <text:s text:c="15"/>{% else %}</text:p>
      <text:p text:style-name="P5"><text:s text:c="36"/>&lt;a class="btn btn-danger btn-xs" href="{{ path('admin_post_enablecomment', { 'id': <text:soft-page-break/>entity.id }) }}"&gt;&lt;i class="fa fa-fw fa-close"&gt;&lt;/i&gt; enable comment&lt;/a&gt;</text:p>
      <text:p text:style-name="P5"><text:tab/><text:tab/> <text:s text:c="15"/>{% endif %}</text:p>
      <text:p text:style-name="P1"><text:s text:c="32"/>&lt;/p&gt;</text:p>
      <text:p text:style-name="P1"><text:s text:c="28"/>&lt;/td&gt;</text:p>
      <text:p text:style-name="P1"><text:s text:c="28"/>&lt;td&gt;{{ entity.authoremail }}&lt;/td&gt;</text:p>
      <text:p text:style-name="P1"><text:s text:c="28"/>&lt;td&gt;</text:p>
      <text:p text:style-name="P1"><text:s text:c="32"/>&lt;select class="form-control input-sm"&gt;</text:p>
      <text:p text:style-name="P1"><text:s text:c="34"/>&lt;option&gt;Publish&lt;/option&gt;</text:p>
      <text:p text:style-name="P1"><text:s text:c="34"/>&lt;option&gt;Expect&lt;/option&gt;</text:p>
      <text:p text:style-name="P1"><text:s text:c="34"/>&lt;option&gt;Draft&lt;/option&gt;</text:p>
      <text:p text:style-name="P1"><text:s text:c="32"/>&lt;/select&gt;</text:p>
      <text:p text:style-name="P1"><text:s text:c="32"/>{#{{ entity.statuspost }}#}</text:p>
      <text:p text:style-name="P1"><text:s text:c="28"/>&lt;/td&gt;</text:p>
      <text:p text:style-name="P1"><text:s text:c="28"/>&lt;td&gt;{{ entity.viewspost }}&lt;/td&gt;</text:p>
      <text:p text:style-name="P1"><text:s text:c="28"/>&lt;td&gt;{% if entity.publishedat %}{{ entity.publishedat|date('Y-m-d H:i:s') }}{% endif %}&lt;/td&gt;</text:p>
      <text:p text:style-name="P1"><text:s text:c="28"/>&lt;td&gt;{% if entity.updatedat %}{{ entity.updatedat|date('Y-m-d H:i:s') }}{% endif %}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20"/></text:p>
      <text:p text:style-name="P1"><text:s text:c="12"/>&lt;a class="btn btn-default" href="{{ path('admin_post_new') }}"&gt;Create a new entry&lt;/a&gt;</text:p>
      <text:p text:style-name="P1"><text:s text:c="8"/>&lt;/div&gt;</text:p>
      <text:p text:style-name="P1"><text:s text:c="4"/>&lt;/div&gt;</text:p>
      <text:p text:style-name="P1">&lt;/div&gt;</text:p>
      <text:p text:style-name="P1"><text:s text:c="12"/></text:p>
      <text:p text:style-name="P1">{% endblock %}</text:p>
      <text:p text:style-name="P1"/>
      <text:p text:style-name="P4">2. Dodajemy akcje</text:p>
      <text:p text:style-name="P3"/>
      <text:p text:style-name="P18">src\BlogAdminBundle\Resources\config\routing\<text:span text:style-name="T5">post.yml </text:span></text:p>
      <text:p text:style-name="P3">...</text:p>
      <text:p text:style-name="P6">admin_post_remove:</text:p>
      <text:p text:style-name="P6"><text:s text:c="4"/>path: <text:s text:c="4"/>/{id}/remove</text:p>
      <text:p text:style-name="P6"><text:s text:c="4"/>defaults: { _controller: "BlogAdminBundle:Post:remove" }</text:p>
      <text:p text:style-name="P10"/>
      <text:p text:style-name="P10">admin_post_showcomment:</text:p>
      <text:p text:style-name="P10"><text:s text:c="4"/>path: <text:s text:c="4"/>/{id}/showcomment</text:p>
      <text:p text:style-name="P10"><text:s text:c="4"/>defaults: { _controller: "BlogAdminBundle:Post:showComment" }</text:p>
      <text:p text:style-name="P10"><text:s text:c="4"/></text:p>
      <text:p text:style-name="P10">admin_post_enablecomment:</text:p>
      <text:p text:style-name="P10"><text:s text:c="4"/>path: <text:s text:c="4"/>/{id}/enablecomment</text:p>
      <text:p text:style-name="P10"><text:s text:c="4"/>defaults: { _controller: "BlogAdminBundle:Post:enableComment" }</text:p>
      <text:p text:style-name="P7"/>
      <text:p text:style-name="P7">3. W kontrolerze dodajemy metody</text:p>
      <text:p text:style-name="P7"/>
      <text:p text:style-name="P14">src\BlogAdminBundle\Controller\<text:span text:style-name="T5">PostController.php</text:span></text:p>
      <text:p text:style-name="P7"><text:s text:c="4"/><text:span text:style-name="T1">public function removeAction(Request $request, $id)</text:span></text:p>
      <text:p text:style-name="P7"><text:s text:c="4"/>{</text:p>
      <text:p text:style-name="P7"><text:s text:c="8"/>$em = $this-&gt;getDoctrine()-&gt;getManager();</text:p>
      <text:p text:style-name="P7"/>
      <text:p text:style-name="P7"><text:s text:c="8"/>$entity = $em-&gt;getRepository('BlogAdminBundle:Post')-&gt;find($id);</text:p>
      <text:p text:style-name="P7"/>
      <text:p text:style-name="P7"><text:s text:c="8"/>if (!$entity) {</text:p>
      <text:p text:style-name="P7"><text:s text:c="12"/>throw $this-&gt;createNotFoundException('Unable to find Post entity.');</text:p>
      <text:p text:style-name="P7"><text:s text:c="8"/>}</text:p>
      <text:p text:style-name="P7"><text:s text:c="8"/></text:p>
      <text:p text:style-name="P7"><text:s text:c="8"/>$em-&gt;remove($entity);</text:p>
      <text:p text:style-name="P7"><text:s text:c="8"/>$em-&gt;flush();</text:p>
      <text:p text:style-name="P7"><text:s text:c="8"/></text:p>
      <text:p text:style-name="P7"><text:s text:c="8"/>return $this-&gt;redirect($this-&gt;generateUrl('admin_post'));</text:p>
      <text:p text:style-name="P7"><text:soft-page-break/><text:s text:c="4"/>}</text:p>
      <text:p text:style-name="P7"/>
      <text:p text:style-name="P7"><text:s text:c="4"/><text:span text:style-name="T1">public function showCommentAction(Request $request, $id)</text:span></text:p>
      <text:p text:style-name="P7"><text:s text:c="4"/>{</text:p>
      <text:p text:style-name="P7"><text:s text:c="8"/>$em = $this-&gt;getDoctrine()-&gt;getManager();</text:p>
      <text:p text:style-name="P7"/>
      <text:p text:style-name="P7"><text:s text:c="8"/>$entity = $em-&gt;getRepository('BlogAdminBundle:Post')-&gt;find($id);</text:p>
      <text:p text:style-name="P7"/>
      <text:p text:style-name="P7"><text:s text:c="8"/>if (!$entity) {</text:p>
      <text:p text:style-name="P7"><text:s text:c="12"/>throw $this-&gt;createNotFoundException('Unable to find Post entity.');</text:p>
      <text:p text:style-name="P7"><text:s text:c="8"/>}</text:p>
      <text:p text:style-name="P7"><text:s text:c="8"/></text:p>
      <text:p text:style-name="P7"><text:s text:c="8"/>if(!$entity-&gt;getShowComment()) {</text:p>
      <text:p text:style-name="P7"><text:tab/> <text:s text:c="5"/>$entity-&gt;setShowComment(true);</text:p>
      <text:p text:style-name="P7"><text:tab/> <text:s text:c="5"/>//$entity-&gt;save();</text:p>
      <text:p text:style-name="P7"><text:tab/> <text:s text:c="3"/>}</text:p>
      <text:p text:style-name="P7"><text:tab/> <text:s text:c="3"/>else {</text:p>
      <text:p text:style-name="P7"><text:tab/> <text:s text:c="5"/>$entity-&gt;setShowComment(false);</text:p>
      <text:p text:style-name="P7"><text:tab/> <text:s text:c="5"/>//$entity-&gt;save();</text:p>
      <text:p text:style-name="P7"><text:tab/> <text:s text:c="3"/>}</text:p>
      <text:p text:style-name="P7"><text:s text:c="8"/></text:p>
      <text:p text:style-name="P7"><text:tab/> <text:s text:c="3"/>//!$entity-&gt;getShowComment() ? $entity-&gt;setShowComment(true) : $entity-&gt;setShowComment(false);</text:p>
      <text:p text:style-name="P7"><text:tab/> <text:s text:c="3"/></text:p>
      <text:p text:style-name="P7"><text:s text:c="8"/>$em-&gt;persist($entity);</text:p>
      <text:p text:style-name="P7"><text:s text:c="8"/>$em-&gt;flush();</text:p>
      <text:p text:style-name="P7"/>
      <text:p text:style-name="P7"><text:s text:c="8"/>return $this-&gt;redirect($this-&gt;generateUrl('admin_post'));</text:p>
      <text:p text:style-name="P7"><text:s text:c="4"/>}</text:p>
      <text:p text:style-name="P7"><text:s text:c="4"/></text:p>
      <text:p text:style-name="P7"><text:s text:c="4"/><text:span text:style-name="T1">public function enableCommentAction(Request $request, $id)</text:span></text:p>
      <text:p text:style-name="P7"><text:s text:c="4"/>{</text:p>
      <text:p text:style-name="P7"><text:s text:c="8"/>$em = $this-&gt;getDoctrine()-&gt;getManager();</text:p>
      <text:p text:style-name="P7"/>
      <text:p text:style-name="P7"><text:s text:c="8"/>$entity = $em-&gt;getRepository('BlogAdminBundle:Post')-&gt;find($id);</text:p>
      <text:p text:style-name="P7"/>
      <text:p text:style-name="P7"><text:s text:c="8"/>if (!$entity) {</text:p>
      <text:p text:style-name="P7"><text:s text:c="12"/>throw $this-&gt;createNotFoundException('Unable to find Post entity.');</text:p>
      <text:p text:style-name="P7"><text:s text:c="8"/>}</text:p>
      <text:p text:style-name="P7"><text:s text:c="8"/></text:p>
      <text:p text:style-name="P7"><text:s text:c="8"/>if(!$entity-&gt;getEnableComment()) {</text:p>
      <text:p text:style-name="P7"><text:tab/> <text:s text:c="5"/>$entity-&gt;setEnableComment(true);</text:p>
      <text:p text:style-name="P7"><text:tab/> <text:s text:c="5"/>//$entity-&gt;save();</text:p>
      <text:p text:style-name="P7"><text:tab/> <text:s text:c="3"/>}</text:p>
      <text:p text:style-name="P7"><text:tab/> <text:s text:c="3"/>else {</text:p>
      <text:p text:style-name="P7"><text:tab/> <text:s text:c="5"/>$entity-&gt;setEnableComment(false);</text:p>
      <text:p text:style-name="P7"><text:tab/> <text:s text:c="5"/>//$entity-&gt;save();</text:p>
      <text:p text:style-name="P7"><text:tab/> <text:s text:c="3"/>}</text:p>
      <text:p text:style-name="P7"><text:s text:c="8"/></text:p>
      <text:p text:style-name="P7"><text:tab/> <text:s text:c="3"/>//!$entity-&gt;getEnableComment() ? $entity-&gt;setEnableComment(true) : $entity-&gt;setEnableComment(false);</text:p>
      <text:p text:style-name="P7"><text:tab/> <text:s text:c="3"/></text:p>
      <text:p text:style-name="P7"><text:s text:c="8"/>$em-&gt;persist($entity);</text:p>
      <text:p text:style-name="P7"><text:s text:c="8"/>$em-&gt;flush();</text:p>
      <text:p text:style-name="P7"/>
      <text:p text:style-name="P7"><text:s text:c="8"/>return $this-&gt;redirect($this-&gt;generateUrl('admin_post'));</text:p>
      <text:p text:style-name="P7"><text:s text:c="4"/>}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Szablon show post</text:p>
      <text:p text:style-name="P7"/>
      <text:p text:style-name="P7">1.</text:p>
      <text:p text:style-name="P14">src\BlogAdminBundle\Resources\views\Post\<text:span text:style-name="T5">show.html.twig</text:span> </text:p>
      <text:p text:style-name="P7"/>
      <text:p text:style-name="P8">{% extends 'BlogAdminBundle::base.html.twig' %}</text:p>
      <text:p text:style-name="P8"/>
      <text:p text:style-name="P8">{% block title %}Posts{% endblock %}</text:p>
      <text:p text:style-name="P8"/>
      <text:p text:style-name="P8">{% block stylesheets %}{% endblock %}</text:p>
      <text:p text:style-name="P8"/>
      <text:p text:style-name="P8">{% block javascripts %}{% endblock %}</text:p>
      <text:p text:style-name="P8"/>
      <text:p text:style-name="P8">{% block body -%}</text:p>
      <text:p text:style-name="P8">&lt;div class="container-fluid"&gt;</text:p>
      <text:p text:style-name="P8"><text:s text:c="4"/>&lt;div class="row"&gt;</text:p>
      <text:p text:style-name="P8"><text:s text:c="8"/>&lt;div class="col-md-12"&gt;</text:p>
      <text:p text:style-name="P8"><text:s text:c="12"/>&lt;h1 class="page-header"&gt;Post&lt;/h1&gt;</text:p>
      <text:p text:style-name="P8"><text:s text:c="8"/>&lt;/div&gt;</text:p>
      <text:p text:style-name="P8"><text:s text:c="4"/>&lt;/div&gt;</text:p>
      <text:p text:style-name="P8"><text:s text:c="4"/>&lt;div class="row"&gt;</text:p>
      <text:p text:style-name="P8"><text:s text:c="8"/>&lt;div class="col-sm-offset-2 col-md-8"&gt;</text:p>
      <text:p text:style-name="P8"><text:s text:c="12"/></text:p>
      <text:p text:style-name="P8"><text:s text:c="12"/>&lt;div class="table-responsive"&gt;</text:p>
      <text:p text:style-name="P8"><text:s text:c="16"/>&lt;table class="table"&gt;</text:p>
      <text:p text:style-name="P8"><text:s text:c="20"/>&lt;tbody&gt;</text:p>
      <text:p text:style-name="P8"><text:s text:c="24"/>&lt;tr&gt;</text:p>
      <text:p text:style-name="P8"><text:s text:c="28"/>&lt;th&gt;Id&lt;/th&gt;</text:p>
      <text:p text:style-name="P8"><text:s text:c="28"/>&lt;td&gt;{{ entity.id }}&lt;/td&gt;</text:p>
      <text:p text:style-name="P8"><text:s text:c="24"/>&lt;/tr&gt;</text:p>
      <text:p text:style-name="P8"><text:s text:c="24"/>&lt;tr&gt;</text:p>
      <text:p text:style-name="P8"><text:s text:c="28"/>&lt;th&gt;Title&lt;/th&gt;</text:p>
      <text:p text:style-name="P8"><text:s text:c="28"/>&lt;td&gt;{{ entity.title|raw }}&lt;/td&gt;</text:p>
      <text:p text:style-name="P8"><text:s text:c="24"/>&lt;/tr&gt;</text:p>
      <text:p text:style-name="P8"><text:s text:c="24"/>&lt;tr&gt;</text:p>
      <text:p text:style-name="P8"><text:s text:c="28"/>&lt;th&gt;Excerpt&lt;/th&gt;</text:p>
      <text:p text:style-name="P8"><text:s text:c="28"/>&lt;td&gt;{{ entity.excerpt|raw }}&lt;/td&gt;</text:p>
      <text:p text:style-name="P8"><text:s text:c="24"/>&lt;/tr&gt;</text:p>
      <text:p text:style-name="P8"><text:s text:c="24"/>&lt;tr&gt;</text:p>
      <text:p text:style-name="P8"><text:s text:c="28"/>&lt;th&gt;Content&lt;/th&gt;</text:p>
      <text:p text:style-name="P8"><text:s text:c="28"/>&lt;td&gt;{{ entity.content|raw }}&lt;/td&gt;</text:p>
      <text:p text:style-name="P8"><text:s text:c="24"/>&lt;/tr&gt;</text:p>
      <text:p text:style-name="P8"><text:s text:c="24"/>&lt;tr&gt;</text:p>
      <text:p text:style-name="P8"><text:s text:c="28"/>&lt;th&gt;Author email&lt;/th&gt;</text:p>
      <text:p text:style-name="P8"><text:s text:c="28"/>&lt;td&gt;{{ entity.authoremail }}&lt;/td&gt;</text:p>
      <text:p text:style-name="P8"><text:s text:c="24"/>&lt;/tr&gt;</text:p>
      <text:p text:style-name="P8"><text:s text:c="24"/>&lt;tr&gt;</text:p>
      <text:p text:style-name="P8"><text:s text:c="28"/>&lt;th&gt;Status post&lt;/th&gt;</text:p>
      <text:p text:style-name="P8"><text:s text:c="28"/>&lt;td&gt;{{ entity.statuspost }}&lt;/td&gt;</text:p>
      <text:p text:style-name="P8"><text:s text:c="24"/>&lt;/tr&gt;</text:p>
      <text:p text:style-name="P8"><text:s text:c="24"/>&lt;tr&gt;</text:p>
      <text:p text:style-name="P8"><text:s text:c="28"/>&lt;th&gt;Show comment&lt;/th&gt;</text:p>
      <text:p text:style-name="P8"><text:s text:c="28"/>&lt;td&gt;</text:p>
      <text:p text:style-name="P8"><text:s text:c="32"/>{% if entity.showcomment %}</text:p>
      <text:p text:style-name="P8"><text:s text:c="36"/>&lt;label class="label label-success"&gt;&lt;i class="fa fa-fw fa-check"&gt;&lt;/i&gt;&lt;/label&gt;</text:p>
      <text:p text:style-name="P8"><text:s text:c="32"/>{% else %}</text:p>
      <text:p text:style-name="P8"><text:s text:c="36"/>&lt;label class="label label-danger"&gt;&lt;i class="fa fa-fw fa-close"&gt;&lt;/i&gt;&lt;/label&gt;</text:p>
      <text:p text:style-name="P8"><text:s text:c="32"/>{% endif %}</text:p>
      <text:p text:style-name="P8"><text:s text:c="28"/>&lt;/td&gt;</text:p>
      <text:p text:style-name="P8"><text:s text:c="24"/>&lt;/tr&gt;</text:p>
      <text:p text:style-name="P8"><text:s text:c="24"/>&lt;tr&gt;</text:p>
      <text:p text:style-name="P8"><text:s text:c="28"/>&lt;th&gt;Enable comment&lt;/th&gt;</text:p>
      <text:p text:style-name="P8"><text:soft-page-break/><text:s text:c="28"/>&lt;td&gt;</text:p>
      <text:p text:style-name="P8"><text:s text:c="32"/>{% if entity.enablecomment %}</text:p>
      <text:p text:style-name="P8"><text:s text:c="36"/>&lt;label class="label label-success"&gt;&lt;i class="fa fa-fw fa-check"&gt;&lt;/i&gt;&lt;/label&gt;</text:p>
      <text:p text:style-name="P8"><text:s text:c="32"/>{% else %}</text:p>
      <text:p text:style-name="P8"><text:s text:c="36"/>&lt;label class="label label-danger"&gt;&lt;i class="fa fa-fw fa-close"&gt;&lt;/i&gt;&lt;/label&gt;</text:p>
      <text:p text:style-name="P8"><text:s text:c="32"/>{% endif %}</text:p>
      <text:p text:style-name="P8"><text:s text:c="28"/>&lt;/td&gt;</text:p>
      <text:p text:style-name="P8"><text:s text:c="24"/>&lt;/tr&gt;</text:p>
      <text:p text:style-name="P8"><text:s text:c="24"/>&lt;tr&gt;</text:p>
      <text:p text:style-name="P8"><text:s text:c="28"/>&lt;th&gt;Views post&lt;/th&gt;</text:p>
      <text:p text:style-name="P8"><text:s text:c="28"/>&lt;td&gt;{{ entity.viewspost }}&lt;/td&gt;</text:p>
      <text:p text:style-name="P8"><text:s text:c="24"/>&lt;/tr&gt;</text:p>
      <text:p text:style-name="P8"><text:s text:c="24"/>&lt;tr&gt;</text:p>
      <text:p text:style-name="P8"><text:s text:c="28"/>&lt;th&gt;Published at&lt;/th&gt;</text:p>
      <text:p text:style-name="P8"><text:s text:c="28"/>&lt;td&gt;{{ entity.publishedat|date('Y-m-d H:i:s') }}&lt;/td&gt;</text:p>
      <text:p text:style-name="P8"><text:s text:c="24"/>&lt;/tr&gt;</text:p>
      <text:p text:style-name="P8"><text:s text:c="24"/>&lt;tr&gt;</text:p>
      <text:p text:style-name="P8"><text:s text:c="28"/>&lt;th&gt;Updated at&lt;/th&gt;</text:p>
      <text:p text:style-name="P8"><text:s text:c="28"/>&lt;td&gt;{{ entity.updatedat|date('Y-m-d H:i:s') }}&lt;/td&gt;</text:p>
      <text:p text:style-name="P8"><text:s text:c="24"/>&lt;/tr&gt;</text:p>
      <text:p text:style-name="P8"><text:s text:c="20"/>&lt;/tbody&gt;</text:p>
      <text:p text:style-name="P8"><text:s text:c="16"/>&lt;/table&gt;</text:p>
      <text:p text:style-name="P8"><text:s text:c="12"/>&lt;/div&gt;</text:p>
      <text:p text:style-name="P8"><text:s text:c="12"/>&lt;a class="btn btn-default" href="{{ path('admin_post') }}"&gt;Back to the list&lt;/a&gt;</text:p>
      <text:p text:style-name="P8"><text:s text:c="12"/>&lt;a class="btn btn-default" href="{{ path('admin_post_edit', { 'id': entity.id }) }}"&gt;Edit&lt;/a&gt;</text:p>
      <text:p text:style-name="P8"><text:s text:c="12"/>{#{{ form(delete_form) }}#}</text:p>
      <text:p text:style-name="P8"><text:s text:c="12"/>{{ form_start(delete_form, { 'attr': {'class': 'form-btn-inline'} }) }}</text:p>
      <text:p text:style-name="P8"><text:s text:c="16"/>{{ form_widget(delete_form.submit, { 'attr': {'class': 'btn btn-danger'} }) }}</text:p>
      <text:p text:style-name="P8"><text:s text:c="12"/>{{ form_end(delete_form) }}</text:p>
      <text:p text:style-name="P8"><text:s text:c="8"/>&lt;/div&gt;</text:p>
      <text:p text:style-name="P8"><text:s text:c="4"/>&lt;/div&gt;</text:p>
      <text:p text:style-name="P8">&lt;/div&gt;</text:p>
      <text:p text:style-name="P8">{% endblock %}</text:p>
      <text:p text:style-name="P8"/>
      <text:p text:style-name="P8">2. Dodajemy style:</text:p>
      <text:p text:style-name="P15">web\bundles\blog\css\bootstrap.css</text:p>
      <text:p text:style-name="P16">.form-btn-inline{</text:p>
      <text:p text:style-name="P16"><text:s text:c="2"/>position: relative;</text:p>
      <text:p text:style-name="P16"><text:s text:c="2"/>display: inline-block;</text:p>
      <text:p text:style-name="P16"><text:s text:c="2"/>vertical-align: middle;</text:p>
      <text:p text:style-name="P16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worzenie nowego post-u</text:p>
      <text:p text:style-name="P8"/>
      <text:p text:style-name="P8">1. Szablon:</text:p>
      <text:p text:style-name="P15">src\BlogAdminBundle\Resources\views\Post\<text:span text:style-name="T5">new.html.twig</text:span> </text:p>
      <text:p text:style-name="P8"/>
      <text:p text:style-name="P8">{% extends 'BlogAdminBundle::base.html.twig' %}</text:p>
      <text:p text:style-name="P8"/>
      <text:p text:style-name="P8">{% block title %}{% endblock %}</text:p>
      <text:p text:style-name="P8"/>
      <text:p text:style-name="P8">{% block stylesheets %}{% endblock %}</text:p>
      <text:p text:style-name="P8"/>
      <text:p text:style-name="P8">{% block javascripts %}{% endblock %}</text:p>
      <text:p text:style-name="P8"/>
      <text:p text:style-name="P8">{% form_theme form _self %}</text:p>
      <text:p text:style-name="P8"><text:s/></text:p>
      <text:p text:style-name="P8">{% block form_errors %}</text:p>
      <text:p text:style-name="P8">{% spaceless %}</text:p>
      <text:p text:style-name="P8"><text:s text:c="4"/>{% if errors|length &gt; 0 %}</text:p>
      <text:p text:style-name="P8"><text:s text:c="8"/>{% for error in errors %}</text:p>
      <text:p text:style-name="P8"><text:s text:c="12"/>&lt;small class="help-block"&gt;{{ error.messageTemplate|trans(error.messageParameters, 'validators') }}&lt;/small&gt;</text:p>
      <text:p text:style-name="P8"><text:s text:c="8"/>{% endfor %}</text:p>
      <text:p text:style-name="P8"><text:s text:c="4"/>{% endif %}</text:p>
      <text:p text:style-name="P8">{% endspaceless %}</text:p>
      <text:p text:style-name="P8">{% endblock form_errors %}</text:p>
      <text:p text:style-name="P8"/>
      <text:p text:style-name="P8">{% block choice_widget_expanded %}</text:p>
      <text:p text:style-name="P8">{% spaceless %}</text:p>
      <text:p text:style-name="P8"><text:s text:c="4"/>&lt;div {{ block('widget_container_attributes') }} class="my-form-choices"&gt;</text:p>
      <text:p text:style-name="P8"><text:s text:c="4"/>{% for child in form %}</text:p>
      <text:p text:style-name="P8"><text:s text:c="8"/>{{ form_widget(child) }}</text:p>
      <text:p text:style-name="P8"><text:s text:c="4"/>{% endfor %}</text:p>
      <text:p text:style-name="P8"><text:s text:c="4"/>&lt;/div&gt;</text:p>
      <text:p text:style-name="P8">{% endspaceless %}</text:p>
      <text:p text:style-name="P8">{% endblock choice_widget_expanded %}</text:p>
      <text:p text:style-name="P8"/>
      <text:p text:style-name="P8">{% block checkbox_widget %}</text:p>
      <text:p text:style-name="P8">{% spaceless %}</text:p>
      <text:p text:style-name="P8"><text:s text:c="4"/>&lt;div class="checkbox"&gt;</text:p>
      <text:p text:style-name="P8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checkbox_widget %}</text:p>
      <text:p text:style-name="P8"/>
      <text:p text:style-name="P8">{% block radio_widget %}</text:p>
      <text:p text:style-name="P8">{% spaceless %}</text:p>
      <text:p text:style-name="P8"><text:s text:c="4"/>&lt;div class="radio"&gt;</text:p>
      <text:p text:style-name="P8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radio_widget %}</text:p>
      <text:p text:style-name="P8"/>
      <text:p text:style-name="P8">{% block body -%}</text:p>
      <text:p text:style-name="P8">&lt;div class="container-fluid"&gt;</text:p>
      <text:p text:style-name="P8"><text:s text:c="4"/>&lt;div class="row"&gt;</text:p>
      <text:p text:style-name="P8"><text:s text:c="8"/>&lt;div class="col-md-12"&gt;</text:p>
      <text:p text:style-name="P8"><text:s text:c="12"/>&lt;h1 class="page-header"&gt;Post creation&lt;/h1&gt;</text:p>
      <text:p text:style-name="P8"><text:s text:c="8"/>&lt;/div&gt;</text:p>
      <text:p text:style-name="P8"><text:soft-page-break/><text:s text:c="4"/>&lt;/div&gt;</text:p>
      <text:p text:style-name="P8"><text:s text:c="4"/>&lt;div class="row"&gt;</text:p>
      <text:p text:style-name="P8"><text:s text:c="8"/>&lt;div class="col-sm-offset-3 col-md-6"&gt;</text:p>
      <text:p text:style-name="P8"/>
      <text:p text:style-name="P8"><text:s text:c="12"/>{#{{ form(form) }}#}</text:p>
      <text:p text:style-name="P8"><text:s text:c="12"/></text:p>
      <text:p text:style-name="P8"><text:s text:c="12"/>{{ form_start(form, {'attr': {'novalidate': 'novalidate'}}) }}</text:p>
      <text:p text:style-name="P8"/>
      <text:p text:style-name="P8"><text:s text:c="16"/>{{ form_errors(form) }}</text:p>
      <text:p text:style-name="P8"><text:s text:c="16"/></text:p>
      <text:p text:style-name="P8"><text:s text:c="16"/>&lt;div class="form-group {% if form_errors(form.category) %} has-error {% endif %}"&gt;</text:p>
      <text:p text:style-name="P8"><text:s text:c="20"/>{{ form_label(form.category) }}</text:p>
      <text:p text:style-name="P8"><text:s text:c="20"/>{{ form_widget(form.category, { 'attr': {'class': 'form-control'} }) }}</text:p>
      <text:p text:style-name="P8"><text:s text:c="20"/>{{ form_errors(form.category) }}</text:p>
      <text:p text:style-name="P8"><text:s text:c="16"/>&lt;/div&gt;</text:p>
      <text:p text:style-name="P8"><text:s text:c="16"/>&lt;div class="form-group {% if form_errors(form.title) %} has-error {% endif %}"&gt;</text:p>
      <text:p text:style-name="P8"><text:s text:c="20"/>{{ form_label(form.title) }} *</text:p>
      <text:p text:style-name="P8"><text:s text:c="20"/>{{ form_widget(form.title, { 'attr': {'class': 'form-control'} }) }}</text:p>
      <text:p text:style-name="P8"><text:s text:c="20"/>{{ form_errors(form.title) }}</text:p>
      <text:p text:style-name="P8"><text:s text:c="16"/>&lt;/div&gt;</text:p>
      <text:p text:style-name="P8"><text:s text:c="16"/>&lt;div class="form-group {% if form_errors(form.excerpt) %} has-error {% endif %}"&gt;</text:p>
      <text:p text:style-name="P8"><text:s text:c="20"/>{{ form_label(form.excerpt) }}</text:p>
      <text:p text:style-name="P8"><text:s text:c="20"/>{{ form_widget(form.excerpt, { 'attr': {'class': 'form-control'} }) }}</text:p>
      <text:p text:style-name="P8"><text:s text:c="20"/>{{ form_errors(form.excerpt) }}</text:p>
      <text:p text:style-name="P8"><text:s text:c="16"/>&lt;/div&gt;</text:p>
      <text:p text:style-name="P8"><text:s text:c="16"/>&lt;div class="form-group {% if form_errors(form.content) %} has-error {% endif %}"&gt;</text:p>
      <text:p text:style-name="P8"><text:s text:c="20"/>{{ form_label(form.content) }} *</text:p>
      <text:p text:style-name="P8"><text:s text:c="20"/>{{ form_widget(form.content, { 'attr': {'class': 'form-control'} }) }}</text:p>
      <text:p text:style-name="P8"><text:s text:c="20"/>{{ form_errors(form.content) }}</text:p>
      <text:p text:style-name="P8"><text:s text:c="16"/>&lt;/div&gt;</text:p>
      <text:p text:style-name="P8"><text:s text:c="16"/>&lt;div class="form-group {% if form_errors(form.author_email) %} has-error {% endif %}"&gt;</text:p>
      <text:p text:style-name="P8"><text:s text:c="20"/>{{ form_label(form.author_email) }} *</text:p>
      <text:p text:style-name="P8"><text:s text:c="20"/>{{ form_widget(form.author_email, { 'attr': {'class': 'form-control'} }) }}</text:p>
      <text:p text:style-name="P8"><text:s text:c="20"/>{{ form_errors(form.author_email) }}</text:p>
      <text:p text:style-name="P8"><text:s text:c="16"/>&lt;/div&gt;</text:p>
      <text:p text:style-name="P8"><text:s text:c="16"/>&lt;div class="form-group {% if form_errors(form.status_post) %} has-error {% endif %}"&gt;</text:p>
      <text:p text:style-name="P8"><text:s text:c="20"/>{{ form_label(form.status_post) }}</text:p>
      <text:p text:style-name="P8"><text:s text:c="20"/>{{ form_widget(form.status_post, { 'attr': {'class': 'form-control'} }) }}</text:p>
      <text:p text:style-name="P8"><text:s text:c="20"/>{{ form_errors(form.status_post) }}</text:p>
      <text:p text:style-name="P8"><text:s text:c="16"/>&lt;/div&gt;</text:p>
      <text:p text:style-name="P8"><text:s text:c="16"/>&lt;div class="form-group"&gt;</text:p>
      <text:p text:style-name="P8"><text:s text:c="20"/>{#{{ form_label(form.show_comment) }}#}</text:p>
      <text:p text:style-name="P8"><text:s text:c="20"/>{{ form_widget(form.show_comment) }}</text:p>
      <text:p text:style-name="P8"><text:s text:c="20"/>{{ form_errors(form.show_comment) }}</text:p>
      <text:p text:style-name="P8"><text:s text:c="16"/>&lt;/div&gt;</text:p>
      <text:p text:style-name="P8"><text:s text:c="16"/>&lt;div class="form-group"&gt;</text:p>
      <text:p text:style-name="P8"><text:s text:c="20"/>{#{{ form_label(form.enable_comment) }}#}</text:p>
      <text:p text:style-name="P8"><text:s text:c="20"/>{{ form_widget(form.enable_comment) }}</text:p>
      <text:p text:style-name="P8"><text:s text:c="20"/>{{ form_errors(form.enable_comment) }}</text:p>
      <text:p text:style-name="P8"><text:s text:c="16"/>&lt;/div&gt;</text:p>
      <text:p text:style-name="P8"><text:s text:c="16"/>&lt;div class="form-group {% if form_errors(form.views_post) %} has-error {% endif %}"&gt;</text:p>
      <text:p text:style-name="P8"><text:s text:c="20"/>{{ form_label(form.views_post) }}</text:p>
      <text:p text:style-name="P8"><text:s text:c="20"/>{{ form_widget(form.views_post, { 'attr': {'class': 'form-control'} }) }}</text:p>
      <text:p text:style-name="P8"><text:s text:c="20"/>{{ form_errors(form.views_post) }}</text:p>
      <text:p text:style-name="P8"><text:s text:c="16"/>&lt;/div&gt;</text:p>
      <text:p text:style-name="P8"><text:s text:c="16"/>&lt;div class="form-group {% if form_errors(form.published_at) %} has-error {% endif %}"&gt;</text:p>
      <text:p text:style-name="P8"><text:s text:c="20"/>{{ form_label(form.published_at) }}</text:p>
      <text:p text:style-name="P8"><text:s text:c="20"/>{{ form_widget(form.published_at, { 'attr': {'class': 'form-control'} }) }}</text:p>
      <text:p text:style-name="P8"><text:s text:c="20"/>{{ form_errors(form.published_at) }}</text:p>
      <text:p text:style-name="P8"><text:s text:c="16"/>&lt;/div&gt;</text:p>
      <text:p text:style-name="P8"><text:s text:c="16"/>&lt;div class="form-group {% if form_errors(form.updated_at) %} has-error {% endif %}"&gt;</text:p>
      <text:p text:style-name="P8"><text:s text:c="20"/>{{ form_label(form.updated_at) }}</text:p>
      <text:p text:style-name="P8"><text:s text:c="20"/>{{ form_widget(form.updated_at, { 'attr': {'class': 'form-control'} }) }}</text:p>
      <text:p text:style-name="P8"><text:soft-page-break/><text:s text:c="20"/>{{ form_errors(form.updated_at) }}</text:p>
      <text:p text:style-name="P8"><text:s text:c="16"/>&lt;/div&gt;</text:p>
      <text:p text:style-name="P8"><text:s text:c="16"/>&lt;div class="form-group {% if form_errors(form.tags) %} has-error {% endif %}"&gt;</text:p>
      <text:p text:style-name="P8"><text:s text:c="20"/>{{ form_label(form.tags) }}</text:p>
      <text:p text:style-name="P8"><text:s text:c="20"/>{{ form_widget(form.tags) }}</text:p>
      <text:p text:style-name="P8"><text:s text:c="20"/>{{ form_errors(form.tags) }}</text:p>
      <text:p text:style-name="P8"><text:s text:c="16"/>&lt;/div&gt;</text:p>
      <text:p text:style-name="P8"><text:s text:c="16"/>&lt;div class="form-group"&gt;</text:p>
      <text:p text:style-name="P8"><text:s text:c="20"/>&lt;a class="btn btn-default" href="{{ path('admin_post') }}"&gt;Back to the list&lt;/a&gt;</text:p>
      <text:p text:style-name="P8"><text:s text:c="20"/>{{ form_widget(form.submit, { 'attr': {'class': 'btn btn-default'} }) }}</text:p>
      <text:p text:style-name="P8"><text:s text:c="16"/>&lt;/div&gt;</text:p>
      <text:p text:style-name="P8"><text:s text:c="12"/>{{ form_end(form) }}</text:p>
      <text:p text:style-name="P8"><text:s text:c="12"/></text:p>
      <text:p text:style-name="P8"><text:s text:c="12"/>{#&lt;a class="btn btn-default" href="{{ path('admin_post') }}"&gt;Back to the list&lt;/a&gt;#}</text:p>
      <text:p text:style-name="P8"><text:s text:c="12"/></text:p>
      <text:p text:style-name="P8"><text:s text:c="8"/>&lt;/div&gt;</text:p>
      <text:p text:style-name="P8"><text:s text:c="4"/>&lt;/div&gt;</text:p>
      <text:p text:style-name="P8">&lt;/div&gt;</text:p>
      <text:p text:style-name="P8">{% endblock %}</text:p>
      <text:p text:style-name="P8"/>
      <text:p text:style-name="P7">2. W szablonie zmieniliśmy wygląd komunikatów z błędem przez doanie</text:p>
      <text:p text:style-name="P7"/>
      <text:p text:style-name="P10">{% form_theme form _self %}</text:p>
      <text:p text:style-name="P10"><text:s/></text:p>
      <text:p text:style-name="P10">{% block form_errors %}</text:p>
      <text:p text:style-name="P10">{% spaceless %}</text:p>
      <text:p text:style-name="P10"><text:s text:c="4"/>{% if errors|length &gt; 0 %}</text:p>
      <text:p text:style-name="P10"><text:s text:c="8"/>{% for error in errors %}</text:p>
      <text:p text:style-name="P10"><text:s text:c="12"/>&lt;small class="help-block"&gt;{{ error.messageTemplate|trans(error.messageParameters, 'validators') }}&lt;/small&gt;</text:p>
      <text:p text:style-name="P10"><text:s text:c="8"/>{% endfor %}</text:p>
      <text:p text:style-name="P10"><text:s text:c="4"/>{% endif %}</text:p>
      <text:p text:style-name="P10">{% endspaceless %}</text:p>
      <text:p text:style-name="P11">{% endblock form_errors %}</text:p>
      <text:p text:style-name="P11"/>
      <text:p text:style-name="P8">Oraz wygląd widget-ów checkbox i radio</text:p>
      <text:p text:style-name="P8"/>
      <text:p text:style-name="P10">{% block choice_widget_expanded %}</text:p>
      <text:p text:style-name="P10">{% spaceless %}</text:p>
      <text:p text:style-name="P10"><text:s text:c="4"/>&lt;div {{ block('widget_container_attributes') }} class="my-form-choices"&gt;</text:p>
      <text:p text:style-name="P10"><text:s text:c="4"/>{% for child in form %}</text:p>
      <text:p text:style-name="P10"><text:s text:c="8"/>{{ form_widget(child) }}</text:p>
      <text:p text:style-name="P10"><text:s text:c="4"/>{% endfor %}</text:p>
      <text:p text:style-name="P10"><text:s text:c="4"/>&lt;/div&gt;</text:p>
      <text:p text:style-name="P10">{% endspaceless %}</text:p>
      <text:p text:style-name="P10">{% endblock choice_widget_expanded %}</text:p>
      <text:p text:style-name="P10"/>
      <text:p text:style-name="P10">{% block checkbox_widget %}</text:p>
      <text:p text:style-name="P10">{% spaceless %}</text:p>
      <text:p text:style-name="P10"><text:s text:c="4"/>&lt;div class="checkbox"&gt;</text:p>
      <text:p text:style-name="P10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0"><text:s text:c="4"/>&lt;/div&gt;</text:p>
      <text:p text:style-name="P10">{% endspaceless %}</text:p>
      <text:p text:style-name="P10">{% endblock checkbox_widget %}</text:p>
      <text:p text:style-name="P10"/>
      <text:p text:style-name="P10">{% block radio_widget %}</text:p>
      <text:p text:style-name="P10">{% spaceless %}</text:p>
      <text:p text:style-name="P10"><text:s text:c="4"/>&lt;div class="radio"&gt;</text:p>
      <text:p text:style-name="P10"><text:s text:c="8"/>&lt;label for="{{ id }}"&gt;&lt;input type="radio" {{ block('widget_attributes') }}{% if value is defined %} value="{{ value }}"{% <text:soft-page-break/>endif %}{% if checked %} checked="checked"{% endif %} /&gt;{{ label|trans({}, translation_domain) }}&lt;/label&gt;</text:p>
      <text:p text:style-name="P10"><text:s text:c="4"/>&lt;/div&gt;</text:p>
      <text:p text:style-name="P10">{% endspaceless %}</text:p>
      <text:p text:style-name="P12">{% endblock radio_widget %}</text:p>
      <text:p text:style-name="P12"/>
      <text:p text:style-name="P8">3. Dodajemy walidacje:</text:p>
      <text:p text:style-name="P15">src\BlogAdminBundle\Entity\<text:span text:style-name="T5">Post.php</text:span> </text:p>
      <text:p text:style-name="P8">&lt;?php</text:p>
      <text:p text:style-name="P8"/>
      <text:p text:style-name="P8">namespace BlogAdminBundle\Entity;</text:p>
      <text:p text:style-name="P8"/>
      <text:p text:style-name="P8">use Doctrine\ORM\Mapping as ORM;</text:p>
      <text:p text:style-name="P8">use BlogBundle\Utils\Blog as Blog;</text:p>
      <text:p text:style-name="P8"/>
      <text:p text:style-name="P12">use Symfony\Component\Validator\Mapping\ClassMetadata;</text:p>
      <text:p text:style-name="P12">use Symfony\Component\Validator\Constraints as Assert;</text:p>
      <text:p text:style-name="P12">use Symfony\Component\Validator\Constraints\NotBlank;</text:p>
      <text:p text:style-name="P8"/>
      <text:p text:style-name="P8">/**</text:p>
      <text:p text:style-name="P8"><text:s/>* Post</text:p>
      <text:p text:style-name="P8"><text:s/>*/</text:p>
      <text:p text:style-name="P8">class Post</text:p>
      <text:p text:style-name="P8">{</text:p>
      <text:p text:style-name="P8">...</text:p>
      <text:p text:style-name="P12"><text:s text:c="4"/>public static function loadValidatorMetadata(ClassMetadata $metadata)</text:p>
      <text:p text:style-name="P12"><text:s text:c="4"/>{</text:p>
      <text:p text:style-name="P12"><text:s text:c="8"/>$metadata-&gt;addPropertyConstraint('title', new NotBlank());</text:p>
      <text:p text:style-name="P12"><text:s text:c="8"/>$metadata-&gt;addPropertyConstraint('content', new NotBlank());</text:p>
      <text:p text:style-name="P12"><text:s text:c="8"/>$metadata-&gt;addPropertyConstraint('author_email', new NotBlank());</text:p>
      <text:p text:style-name="P12"><text:s text:c="8"/>$metadata-&gt;addPropertyConstraint('author_email', new Assert\Email(array(</text:p>
      <text:p text:style-name="P12"><text:s text:c="12"/>'message' =&gt; 'The email "{{ value }}" is not a valid email.',</text:p>
      <text:p text:style-name="P12"><text:s text:c="12"/>'checkMX' =&gt; true,</text:p>
      <text:p text:style-name="P12"><text:s text:c="8"/>)));</text:p>
      <text:p text:style-name="P12"/>
      <text:p text:style-name="P12"><text:s text:c="4"/>}</text:p>
      <text:p text:style-name="P8">}</text:p>
      <text:p text:style-name="P8"/>
      <text:p text:style-name="P13">4. Wygląd widget:</text:p>
      <text:p text:style-name="P17">src\BlogAdminBundle\Form\<text:span text:style-name="T5">PostType.php</text:span> </text:p>
      <text:p text:style-name="P13">&lt;?php</text:p>
      <text:p text:style-name="P13"/>
      <text:p text:style-name="P13">namespace BlogAdminBundle\Form;</text:p>
      <text:p text:style-name="P13"/>
      <text:p text:style-name="P13">use Symfony\Component\Form\AbstractType;</text:p>
      <text:p text:style-name="P13">use Symfony\Component\Form\FormBuilderInterface;</text:p>
      <text:p text:style-name="P12">use Symfony\Component\OptionsResolver\OptionsResolver;</text:p>
      <text:p text:style-name="P13">use Symfony\Component\OptionsResolver\OptionsResolverInterface;</text:p>
      <text:p text:style-name="P13"/>
      <text:p text:style-name="P13">class PostType extends AbstractType</text:p>
      <text:p text:style-name="P13">{</text:p>
      <text:p text:style-name="P13"><text:s text:c="4"/>/**</text:p>
      <text:p text:style-name="P13"><text:s text:c="5"/>* @param FormBuilderInterface $builder</text:p>
      <text:p text:style-name="P13"><text:s text:c="5"/>* @param array $options</text:p>
      <text:p text:style-name="P13"><text:s text:c="5"/>*/</text:p>
      <text:p text:style-name="P13"><text:s text:c="4"/>public function buildForm(FormBuilderInterface $builder, array $options)</text:p>
      <text:p text:style-name="P13"><text:s text:c="4"/>{</text:p>
      <text:p text:style-name="P13"><text:s text:c="8"/>$builder</text:p>
      <text:p text:style-name="P13"><text:s text:c="12"/>-&gt;add('title')</text:p>
      <text:p text:style-name="P13"><text:s text:c="12"/><text:span text:style-name="T1">-&gt;add('excerpt', 'textarea', array('attr' =&gt; array('rows' =&gt; '3')))</text:span></text:p>
      <text:p text:style-name="P12"><text:s text:c="12"/>-&gt;add('content', 'textarea', array('attr' =&gt; array('rows' =&gt; '18')))</text:p>
      <text:p text:style-name="P13"><text:s text:c="10"/><text:span text:style-name="T1"><text:s text:c="2"/>-&gt;add('author_email', 'email')</text:span></text:p>
      <text:p text:style-name="P12"><text:soft-page-break/><text:s text:c="12"/>-&gt;add('status_post', 'choice', array(</text:p>
      <text:p text:style-name="P12"><text:s text:c="16"/>'choices' =&gt; array(</text:p>
      <text:p text:style-name="P12"><text:s text:c="20"/>'publish' =&gt; 'Publish', </text:p>
      <text:p text:style-name="P12"><text:s text:c="20"/>'expect' =&gt; 'Expect', </text:p>
      <text:p text:style-name="P12"><text:s text:c="20"/>'draft' =&gt; 'Draft',</text:p>
      <text:p text:style-name="P12"><text:s text:c="16"/>),</text:p>
      <text:p text:style-name="P12"><text:s text:c="16"/>'expanded' =&gt; false</text:p>
      <text:p text:style-name="P12"><text:s text:c="12"/>))</text:p>
      <text:p text:style-name="P12"><text:s text:c="12"/>-&gt;add('show_comment', 'checkbox', array(</text:p>
      <text:p text:style-name="P12"><text:s text:c="16"/>'label' =&gt; 'Show comment',</text:p>
      <text:p text:style-name="P12"><text:s text:c="12"/>))</text:p>
      <text:p text:style-name="P12"><text:s text:c="12"/>-&gt;add('enable_comment', 'checkbox', array(</text:p>
      <text:p text:style-name="P12"><text:s text:c="16"/>'label' =&gt; 'Enable comment',</text:p>
      <text:p text:style-name="P12"><text:s text:c="12"/>))</text:p>
      <text:p text:style-name="P12"><text:s text:c="12"/>-&gt;add('views_post')</text:p>
      <text:p text:style-name="P12"><text:s text:c="12"/>-&gt;add('published_at', 'date', array(</text:p>
      <text:p text:style-name="P12"><text:s text:c="12"/><text:tab/>'widget' =&gt; 'single_text',</text:p>
      <text:p text:style-name="P12"><text:s text:c="12"/><text:tab/>'attr' =&gt; array('placeholder' =&gt; 'YYYY-MM-DD'),</text:p>
      <text:p text:style-name="P12"><text:s text:c="12"/>))</text:p>
      <text:p text:style-name="P12"><text:s text:c="12"/>-&gt;add('updated_at', 'date', array(</text:p>
      <text:p text:style-name="P12"><text:s text:c="12"/><text:tab/>'widget' =&gt; 'single_text',</text:p>
      <text:p text:style-name="P12"><text:s text:c="12"/><text:tab/>'attr' =&gt; array('placeholder' =&gt; 'YYYY-MM-DD'),</text:p>
      <text:p text:style-name="P12"><text:s text:c="12"/>))</text:p>
      <text:p text:style-name="P12"><text:s text:c="12"/>-&gt;add('category')</text:p>
      <text:p text:style-name="P12"><text:s text:c="12"/>-&gt;add('tags', null, array(</text:p>
      <text:p text:style-name="P12"><text:s text:c="16"/>'expanded' =&gt; true,</text:p>
      <text:p text:style-name="P12"><text:s text:c="12"/><text:tab/>'required' =&gt; true,</text:p>
      <text:p text:style-name="P12"><text:s text:c="12"/>))</text:p>
      <text:p text:style-name="P13"><text:s text:c="8"/>;</text:p>
      <text:p text:style-name="P13"><text:s text:c="4"/>}</text:p>
      <text:p text:style-name="P13"><text:s text:c="4"/></text:p>
      <text:p text:style-name="P13"><text:s text:c="4"/>/**</text:p>
      <text:p text:style-name="P13"><text:s text:c="5"/>* @param OptionsResolverInterface $resolver</text:p>
      <text:p text:style-name="P13"><text:s text:c="5"/>*/</text:p>
      <text:p text:style-name="P13"><text:s text:c="4"/>public function setDefaultOptions(OptionsResolverInterface $resolver)</text:p>
      <text:p text:style-name="P13"><text:s text:c="4"/>{</text:p>
      <text:p text:style-name="P13"><text:s text:c="7"/><text:span text:style-name="T1">$this-&gt;configureOptions($resolver);</text:span></text:p>
      <text:p text:style-name="P13"><text:s text:c="8"/></text:p>
      <text:p text:style-name="P13"><text:s text:c="8"/>$resolver-&gt;setDefaults(array(</text:p>
      <text:p text:style-name="P13"><text:s text:c="12"/>'data_class' =&gt; 'BlogAdminBundle\Entity\Post'</text:p>
      <text:p text:style-name="P13"><text:s text:c="8"/>));</text:p>
      <text:p text:style-name="P13"><text:s text:c="4"/>}</text:p>
      <text:p text:style-name="P13"><text:s text:c="4"/></text:p>
      <text:p text:style-name="P12"><text:s text:c="4"/>public function configureOptions(OptionsResolver $resolver)</text:p>
      <text:p text:style-name="P12"><text:s text:c="4"/>{</text:p>
      <text:p text:style-name="P12"><text:s text:c="8"/>//define your defaults here</text:p>
      <text:p text:style-name="P12"><text:s text:c="8"/>$resolver-&gt;setDefaults(array(</text:p>
      <text:p text:style-name="P12"><text:s text:c="12"/>'widget' =&gt; 'single_text',</text:p>
      <text:p text:style-name="P12"><text:s text:c="8"/>));</text:p>
      <text:p text:style-name="P12"><text:s text:c="4"/>}</text:p>
      <text:p text:style-name="P13"/>
      <text:p text:style-name="P13"><text:s text:c="4"/>/**</text:p>
      <text:p text:style-name="P13"><text:s text:c="5"/>* @return string</text:p>
      <text:p text:style-name="P13"><text:s text:c="5"/>*/</text:p>
      <text:p text:style-name="P13"><text:s text:c="4"/>public function getName()</text:p>
      <text:p text:style-name="P13"><text:s text:c="4"/>{</text:p>
      <text:p text:style-name="P13"><text:s text:c="8"/>return 'blogadminbundle_post';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9"><text:soft-page-break/>Edycja post-u</text:p>
      <text:p text:style-name="P15"/>
      <text:p text:style-name="P15">src\BlogAdminBundle\Resources\views\Post\<text:span text:style-name="T5">edit.html.twig</text:span></text:p>
      <text:p text:style-name="P8"/>
      <text:p text:style-name="P8">{% extends 'BlogAdminBundle::base.html.twig' %}</text:p>
      <text:p text:style-name="P8"/>
      <text:p text:style-name="P8">{% block title %}{% endblock %}</text:p>
      <text:p text:style-name="P8"/>
      <text:p text:style-name="P8">{% block stylesheets %}{% endblock %}</text:p>
      <text:p text:style-name="P8"/>
      <text:p text:style-name="P8">{% block javascripts %}{% endblock %}</text:p>
      <text:p text:style-name="P8"/>
      <text:p text:style-name="P8">{% form_theme edit_form _self %}</text:p>
      <text:p text:style-name="P8"><text:s/></text:p>
      <text:p text:style-name="P8">{% block form_errors %}</text:p>
      <text:p text:style-name="P8">{% spaceless %}</text:p>
      <text:p text:style-name="P8"><text:s text:c="4"/>{% if errors|length &gt; 0 %}</text:p>
      <text:p text:style-name="P8"><text:s text:c="8"/>{% for error in errors %}</text:p>
      <text:p text:style-name="P8"><text:s text:c="12"/>&lt;small class="help-block"&gt;{{ error.messageTemplate|trans(error.messageParameters, 'validators') }}&lt;/small&gt;</text:p>
      <text:p text:style-name="P8"><text:s text:c="8"/>{% endfor %}</text:p>
      <text:p text:style-name="P8"><text:s text:c="4"/>{% endif %}</text:p>
      <text:p text:style-name="P8">{% endspaceless %}</text:p>
      <text:p text:style-name="P8">{% endblock form_errors %}</text:p>
      <text:p text:style-name="P8"/>
      <text:p text:style-name="P8">{% block choice_widget_expanded %}</text:p>
      <text:p text:style-name="P8">{% spaceless %}</text:p>
      <text:p text:style-name="P8"><text:s text:c="4"/>&lt;div {{ block('widget_container_attributes') }} class="my-form-choices"&gt;</text:p>
      <text:p text:style-name="P8"><text:s text:c="4"/>{% for child in form %}</text:p>
      <text:p text:style-name="P8"><text:s text:c="8"/>{{ form_widget(child) }}</text:p>
      <text:p text:style-name="P8"><text:s text:c="4"/>{% endfor %}</text:p>
      <text:p text:style-name="P8"><text:s text:c="4"/>&lt;/div&gt;</text:p>
      <text:p text:style-name="P8">{% endspaceless %}</text:p>
      <text:p text:style-name="P8">{% endblock choice_widget_expanded %}</text:p>
      <text:p text:style-name="P8"/>
      <text:p text:style-name="P8">{% block checkbox_widget %}</text:p>
      <text:p text:style-name="P8">{% spaceless %}</text:p>
      <text:p text:style-name="P8"><text:s text:c="4"/>&lt;div class="checkbox"&gt;</text:p>
      <text:p text:style-name="P8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checkbox_widget %}</text:p>
      <text:p text:style-name="P8"/>
      <text:p text:style-name="P8">{% block radio_widget %}</text:p>
      <text:p text:style-name="P8">{% spaceless %}</text:p>
      <text:p text:style-name="P8"><text:s text:c="4"/>&lt;div class="radio"&gt;</text:p>
      <text:p text:style-name="P8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radio_widget %}</text:p>
      <text:p text:style-name="P8"/>
      <text:p text:style-name="P8">{% block body -%}</text:p>
      <text:p text:style-name="P8">&lt;div class="container-fluid"&gt;</text:p>
      <text:p text:style-name="P8"><text:s text:c="4"/>&lt;div class="row"&gt;</text:p>
      <text:p text:style-name="P8"><text:s text:c="8"/>&lt;div class="col-md-12"&gt;</text:p>
      <text:p text:style-name="P8"><text:s text:c="12"/>&lt;h1 class="page-header"&gt;Post edit&lt;/h1&gt;</text:p>
      <text:p text:style-name="P8"><text:s text:c="8"/>&lt;/div&gt; <text:s/></text:p>
      <text:p text:style-name="P8"><text:soft-page-break/><text:s text:c="4"/>&lt;/div&gt;</text:p>
      <text:p text:style-name="P8"><text:s text:c="4"/>&lt;div class="row"&gt;</text:p>
      <text:p text:style-name="P8"><text:s text:c="8"/>&lt;div class="col-sm-offset-3 col-md-6"&gt;</text:p>
      <text:p text:style-name="P8"/>
      <text:p text:style-name="P8"><text:s text:c="12"/>{# {{ form(edit_form) }} #}</text:p>
      <text:p text:style-name="P8"><text:s text:c="12"/>{{ form_start(edit_form, {'attr': {'novalidate': 'novalidate'}}) }}</text:p>
      <text:p text:style-name="P8"><text:s text:c="12"/></text:p>
      <text:p text:style-name="P8"><text:s text:c="16"/>{{ form_errors(edit_form) }}</text:p>
      <text:p text:style-name="P8"><text:s text:c="16"/></text:p>
      <text:p text:style-name="P8"><text:s text:c="16"/>&lt;div class="form-group {% if form_errors(edit_form.category) %} has-error {% endif %}"&gt;</text:p>
      <text:p text:style-name="P8"><text:s text:c="20"/>{{ form_label(edit_form.category) }}</text:p>
      <text:p text:style-name="P8"><text:s text:c="20"/>{{ form_widget(edit_form.category, { 'attr': {'class': 'form-control'} }) }}</text:p>
      <text:p text:style-name="P8"><text:s text:c="20"/>{{ form_errors(edit_form.category) }}</text:p>
      <text:p text:style-name="P8"><text:s text:c="16"/>&lt;/div&gt;</text:p>
      <text:p text:style-name="P8"><text:s text:c="16"/>&lt;div class="form-group {% if form_errors(edit_form.title) %} has-error {% endif %}"&gt;</text:p>
      <text:p text:style-name="P8"><text:s text:c="20"/>{{ form_label(edit_form.title) }} *</text:p>
      <text:p text:style-name="P8"><text:s text:c="20"/>{{ form_widget(edit_form.title, { 'attr': {'class': 'form-control'} }) }}</text:p>
      <text:p text:style-name="P8"><text:s text:c="20"/>{{ form_errors(edit_form.title) }}</text:p>
      <text:p text:style-name="P8"><text:s text:c="16"/>&lt;/div&gt;</text:p>
      <text:p text:style-name="P8"><text:s text:c="16"/>&lt;div class="form-group {% if form_errors(edit_form.excerpt) %} has-error {% endif %}"&gt;</text:p>
      <text:p text:style-name="P8"><text:s text:c="20"/>{{ form_label(edit_form.excerpt) }}</text:p>
      <text:p text:style-name="P8"><text:s text:c="20"/>{{ form_widget(edit_form.excerpt, { 'attr': {'class': 'form-control'} }) }}</text:p>
      <text:p text:style-name="P8"><text:s text:c="20"/>{{ form_errors(edit_form.excerpt) }}</text:p>
      <text:p text:style-name="P8"><text:s text:c="16"/>&lt;/div&gt;</text:p>
      <text:p text:style-name="P8"><text:s text:c="16"/>&lt;div class="form-group {% if form_errors(edit_form.content) %} has-error {% endif %}"&gt;</text:p>
      <text:p text:style-name="P8"><text:s text:c="20"/>{{ form_label(edit_form.content) }} *</text:p>
      <text:p text:style-name="P8"><text:s text:c="20"/>{{ form_widget(edit_form.content, { 'attr': {'class': 'form-control'} }) }}</text:p>
      <text:p text:style-name="P8"><text:s text:c="20"/>{{ form_errors(edit_form.content) }}</text:p>
      <text:p text:style-name="P8"><text:s text:c="16"/>&lt;/div&gt;</text:p>
      <text:p text:style-name="P8"><text:s text:c="16"/>&lt;div class="form-group {% if form_errors(edit_form.author_email) %} has-error {% endif %}"&gt;</text:p>
      <text:p text:style-name="P8"><text:s text:c="20"/>{{ form_label(edit_form.author_email) }} *</text:p>
      <text:p text:style-name="P8"><text:s text:c="20"/>{{ form_widget(edit_form.author_email, { 'attr': {'class': 'form-control'} }) }}</text:p>
      <text:p text:style-name="P8"><text:s text:c="20"/>{{ form_errors(edit_form.author_email) }}</text:p>
      <text:p text:style-name="P8"><text:s text:c="16"/>&lt;/div&gt;</text:p>
      <text:p text:style-name="P8"><text:s text:c="16"/>&lt;div class="form-group {% if form_errors(edit_form.status_post) %} has-error {% endif %}"&gt;</text:p>
      <text:p text:style-name="P8"><text:s text:c="20"/>{{ form_label(edit_form.status_post) }}</text:p>
      <text:p text:style-name="P8"><text:s text:c="20"/>{{ form_widget(edit_form.status_post, { 'attr': {'class': 'form-control'} }) }}</text:p>
      <text:p text:style-name="P8"><text:s text:c="20"/>{{ form_errors(edit_form.status_post) }}</text:p>
      <text:p text:style-name="P8"><text:s text:c="16"/>&lt;/div&gt;</text:p>
      <text:p text:style-name="P8"><text:s text:c="16"/>&lt;div class="form-group"&gt;</text:p>
      <text:p text:style-name="P8"><text:s text:c="20"/>{#{{ form_label(edit_form.show_comment) }}#}</text:p>
      <text:p text:style-name="P8"><text:s text:c="20"/>{{ form_widget(edit_form.show_comment) }}</text:p>
      <text:p text:style-name="P8"><text:s text:c="20"/>{{ form_errors(edit_form.show_comment) }}</text:p>
      <text:p text:style-name="P8"><text:s text:c="16"/>&lt;/div&gt;</text:p>
      <text:p text:style-name="P8"><text:s text:c="16"/>&lt;div class="form-group"&gt;</text:p>
      <text:p text:style-name="P8"><text:s text:c="20"/>{#{{ form_label(edit_form.enable_comment) }}#}</text:p>
      <text:p text:style-name="P8"><text:s text:c="20"/>{{ form_widget(edit_form.enable_comment) }}</text:p>
      <text:p text:style-name="P8"><text:s text:c="20"/>{{ form_errors(edit_form.enable_comment) }}</text:p>
      <text:p text:style-name="P8"><text:s text:c="16"/>&lt;/div&gt;</text:p>
      <text:p text:style-name="P8"><text:s text:c="16"/>&lt;div class="form-group {% if form_errors(edit_form.views_post) %} has-error {% endif %}"&gt;</text:p>
      <text:p text:style-name="P8"><text:s text:c="20"/>{{ form_label(edit_form.views_post) }}</text:p>
      <text:p text:style-name="P8"><text:s text:c="20"/>{{ form_widget(edit_form.views_post, { 'attr': {'class': 'form-control'} }) }}</text:p>
      <text:p text:style-name="P8"><text:s text:c="20"/>{{ form_errors(edit_form.views_post) }}</text:p>
      <text:p text:style-name="P8"><text:s text:c="16"/>&lt;/div&gt;</text:p>
      <text:p text:style-name="P8"><text:s text:c="16"/>&lt;div class="form-group {% if form_errors(edit_form.published_at) %} has-error {% endif %}"&gt;</text:p>
      <text:p text:style-name="P8"><text:s text:c="20"/>{{ form_label(edit_form.published_at) }}</text:p>
      <text:p text:style-name="P8"><text:s text:c="20"/>{{ form_widget(edit_form.published_at, { 'attr': {'class': 'form-control'} }) }}</text:p>
      <text:p text:style-name="P8"><text:s text:c="20"/>{{ form_errors(edit_form.published_at) }}</text:p>
      <text:p text:style-name="P8"><text:s text:c="16"/>&lt;/div&gt;</text:p>
      <text:p text:style-name="P8"><text:s text:c="16"/>&lt;div class="form-group {% if form_errors(edit_form.updated_at) %} has-error {% endif %}"&gt;</text:p>
      <text:p text:style-name="P8"><text:s text:c="20"/>{{ form_label(edit_form.updated_at) }}</text:p>
      <text:p text:style-name="P8"><text:s text:c="20"/>{{ form_widget(edit_form.updated_at, { 'attr': {'class': 'form-control'} }) }}</text:p>
      <text:p text:style-name="P8"><text:s text:c="20"/>{{ form_errors(edit_form.updated_at) }}</text:p>
      <text:p text:style-name="P8"><text:soft-page-break/><text:s text:c="16"/>&lt;/div&gt;</text:p>
      <text:p text:style-name="P8"><text:s text:c="16"/>&lt;div class="form-group {% if form_errors(edit_form.tags) %} has-error {% endif %}"&gt;</text:p>
      <text:p text:style-name="P8"><text:s text:c="20"/>{{ form_label(edit_form.tags) }}</text:p>
      <text:p text:style-name="P8"><text:s text:c="20"/>{{ form_widget(edit_form.tags) }}</text:p>
      <text:p text:style-name="P8"><text:s text:c="20"/>{{ form_errors(edit_form.tags) }}</text:p>
      <text:p text:style-name="P8"><text:s text:c="16"/>&lt;/div&gt;</text:p>
      <text:p text:style-name="P8"><text:s text:c="16"/></text:p>
      <text:p text:style-name="P8"><text:s text:c="16"/>&lt;div class="form-group"&gt;</text:p>
      <text:p text:style-name="P8"><text:s text:c="20"/>{{ form_widget(edit_form.submit, { 'attr': {'class': 'btn btn-default'} }) }}</text:p>
      <text:p text:style-name="P8"><text:s text:c="20"/>&lt;a class="btn btn-default" href="{{ path('admin_post') }}"&gt;Back to the list&lt;/a&gt;</text:p>
      <text:p text:style-name="P8"><text:s text:c="20"/>&lt;a class="btn btn-danger" href="{{ path('admin_post_remove', { 'id': entity.id }) }}" onclick="if(!confirm('{% trans %}Are you sure?{% endtrans %}')) { return false; }"&gt;Delete&lt;/a&gt;</text:p>
      <text:p text:style-name="P8"><text:s text:c="16"/>&lt;/div&gt;</text:p>
      <text:p text:style-name="P8"><text:s text:c="16"/></text:p>
      <text:p text:style-name="P8"><text:s text:c="12"/>{{ form_end(edit_form) }}</text:p>
      <text:p text:style-name="P8"/>
      <text:p text:style-name="P8"><text:s text:c="12"/>{#&lt;a class="btn btn-default" href="{{ path('admin_post') }}"&gt;Back to the list&lt;/a&gt;#}</text:p>
      <text:p text:style-name="P8"><text:s text:c="12"/>{#{{ form(delete_form) }}#}</text:p>
      <text:p text:style-name="P8"><text:s text:c="12"/>{#</text:p>
      <text:p text:style-name="P8"><text:s text:c="12"/>{{ form_start(delete_form, { 'attr': {'class': 'form-btn-inline'} }) }} <text:s text:c="2"/><text:tab/></text:p>
      <text:p text:style-name="P8"><text:s text:c="14"/>{{ form_widget(delete_form.submit, { 'attr': {'class': 'btn btn-danger'} }) }}</text:p>
      <text:p text:style-name="P8"><text:s text:c="12"/>{{ form_end(delete_form) }}</text:p>
      <text:p text:style-name="P8"><text:s text:c="12"/>#}</text:p>
      <text:p text:style-name="P8"><text:s text:c="12"/></text:p>
      <text:p text:style-name="P8"><text:s text:c="8"/>&lt;/div&gt;</text:p>
      <text:p text:style-name="P8"><text:s text:c="4"/>&lt;/div&gt;</text:p>
      <text:p text:style-name="P8">&lt;/div&gt;</text:p>
      <text:p text:style-name="P8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9M28S</meta:editing-duration>
    <meta:editing-cycles>39</meta:editing-cycles>
    <meta:generator>OpenOffice.org/3.3$Win32 OpenOffice.org_project/330m20$Build-9567</meta:generator>
    <dc:date>2016-01-11T10:06:20.50</dc:date>
    <dc:creator>szymon idczak</dc:creator>
    <meta:document-statistic meta:table-count="0" meta:image-count="0" meta:object-count="0" meta:page-count="17" meta:paragraph-count="855" meta:word-count="2958" meta:character-count="40042"/>
    <meta:user-defined meta:name="Info 1"/>
    <meta:user-defined meta:name="Info 2"/>
    <meta:user-defined meta:name="Info 3"/>
    <meta:user-defined meta:name="Info 4"/>
  </office:meta>
</office:document-meta>
</file>